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990000004FE5959ADF6EE9F3C8.png" manifest:media-type="image/png"/>
  <manifest:file-entry manifest:full-path="Pictures/10000000000000CE00000071AEBC3DC244C4C759.png" manifest:media-type="image/png"/>
  <manifest:file-entry manifest:full-path="Pictures/10000000000000EB00000097291622C52BECE70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34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5cm" fo:min-width="1.75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2cm" fo:min-width="3.5cm" fo:padding-top="0.139cm" fo:padding-bottom="0.139cm" fo:padding-left="0.264cm" fo:padding-right="0.264cm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66cm" fo:min-width="1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66cm" fo:min-width="1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66cm" fo:min-width="2.01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4.222cm" fo:min-width="5.972cm" fo:padding-top="0.139cm" fo:padding-bottom="0.139cm" fo:padding-left="0.264cm" fo:padding-right="0.264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3.222cm" fo:min-width="5.222cm" fo:padding-top="0.139cm" fo:padding-bottom="0.139cm" fo:padding-left="0.264cm" fo:padding-right="0.264cm" loext:decorative="false"/>
    </style:style>
    <style:style style:name="gr1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style:font-name-asian="Ari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2.434cm" svg:height="0.725cm" svg:x="1.316cm" svg:y="1.525cm">
          <draw:text-box>
            <text:p><text:span text:style-name="T1">hello</text:span><text:span text:style-name="T1">报文</text:span></text:p>
          </draw:text-box>
        </draw:frame>
        <draw:custom-shape draw:style-name="gr2" draw:text-style-name="P3" draw:layer="layout" svg:width="2.25cm" svg:height="0.75cm" svg:x="2.75cm" svg:y="3cm">
          <text:p text:style-name="P2"><text:span text:style-name="T2">typ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797cm" svg:height="1.96cm" svg:x="7.25cm" svg:y="2.411cm">
          <draw:image xlink:href="Pictures/10000000000000990000004FE5959ADF6EE9F3C8.png" xlink:type="simple" xlink:show="embed" xlink:actuate="onLoad" draw:mime-type="image/png">
            <text:p/>
          </draw:image>
        </draw:frame>
        <draw:custom-shape draw:style-name="gr4" draw:text-style-name="P4" draw:layer="layout" svg:width="4cm" svg:height="2.25cm" svg:x="6.7cm" svg:y="2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42cm" svg:height="0.725cm" svg:x="1.5cm" svg:y="5.75cm">
          <draw:text-box>
            <text:p><text:span text:style-name="T1">添加用户报文</text:span></text:p>
          </draw:text-box>
        </draw:frame>
        <draw:custom-shape draw:style-name="gr5" draw:text-style-name="P3" draw:layer="layout" svg:width="2.25cm" svg:height="0.75cm" svg:x="2.7cm" svg:y="7.25cm">
          <text:p text:style-name="P2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75cm" svg:x="4.95cm" svg:y="7.25cm">
          <text:p text:style-name="P2"><text:span text:style-name="T2">us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5cm" svg:height="0.75cm" svg:x="10cm" svg:y="7.25cm">
          <text:p text:style-name="P2"><text:span text:style-name="T2">emai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5cm" svg:height="0.75cm" svg:x="7.45cm" svg:y="7.25cm">
          <text:p text:style-name="P2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5cm" svg:height="0.75cm" svg:x="12.25cm" svg:y="7.25cm">
          <text:p text:style-name="P2"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5cm" svg:height="4.5cm" svg:x="15.75cm" svg:y="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1.256cm" svg:height="0.725cm" svg:x="14cm" svg:y="2.75cm">
          <draw:text-box>
            <text:p><text:span text:style-name="T3">在线工具：</text:span><text:span text:style-name="T3">https://www.toolhelper.cn/JSON/JSONFormat</text:span></text:p>
          </draw:text-box>
        </draw:frame>
        <draw:frame draw:style-name="gr1" draw:text-style-name="P1" draw:layer="layout" svg:width="3.889cm" svg:height="0.725cm" svg:x="1.75cm" svg:y="12cm">
          <draw:text-box>
            <text:p><text:span text:style-name="T1">添加用户响应报文</text:span></text:p>
          </draw:text-box>
        </draw:frame>
        <draw:custom-shape draw:style-name="gr5" draw:text-style-name="P3" draw:layer="layout" svg:width="2.25cm" svg:height="0.75cm" svg:x="2.575cm" svg:y="13.522cm">
          <text:p text:style-name="P2"><text:span text:style-name="T2">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75cm" svg:x="4.825cm" svg:y="13.522cm">
          <text:p text:style-name="P2"><text:span text:style-name="T2">use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5cm" svg:height="0.75cm" svg:x="7.325cm" svg:y="13.522cm">
          <text:p text:style-name="P2"><text:span text:style-name="T2">statu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75cm" svg:height="3.5cm" svg:x="10.5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5.449cm" svg:height="2.988cm" svg:x="10.801cm" svg:y="13.512cm">
          <draw:image xlink:href="Pictures/10000000000000CE00000071AEBC3DC244C4C759.png" xlink:type="simple" xlink:show="embed" xlink:actuate="onLoad" draw:mime-type="image/png">
            <text:p/>
          </draw:image>
        </draw:frame>
        <draw:frame draw:style-name="gr11" draw:text-style-name="P6" draw:layer="layout" svg:width="6.216cm" svg:height="3.994cm" svg:x="16cm" svg:y="7.25cm">
          <draw:image xlink:href="Pictures/10000000000000EB00000097291622C52BECE70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8T16:44:26.681000000</meta:creation-date>
    <dc:date>2024-04-04T23:23:26.567000000</dc:date>
    <meta:editing-duration>PT48M9S</meta:editing-duration>
    <meta:editing-cycles>11</meta:editing-cycles>
    <meta:generator>LibreOffice/7.6.0.3$Windows_X86_64 LibreOffice_project/69edd8b8ebc41d00b4de3915dc82f8f0fc3b6265</meta:generator>
    <meta:document-statistic meta:object-count="19"/>
  </office:meta>
</office:document-meta>
</file>